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pple-system, BlinkMacSystemFont, 'Apple Color Emoji', 'Segoe UI', Oxygen, Ubuntu, Cantarell, 'Fira Sans', 'Droid Sans', 'Helvetica Neue', sans-serif"/>
  </office:font-face-decls>
  <office:automatic-styles>
    <style:style style:name="P1" style:family="paragraph" style:parent-style-name="Standard">
      <style:paragraph-properties fo:orphans="2" fo:widows="2"/>
      <style:text-properties officeooo:paragraph-rsid="000fc421"/>
    </style:style>
    <style:style style:name="T1" style:family="text">
      <style:text-properties fo:language="en" fo:country="US"/>
    </style:style>
    <style:style style:name="T2" style:family="text">
      <style:text-properties fo:font-variant="normal" fo:text-transform="none" fo:color="#000000" loext:opacity="100%" style:font-name="Roboto" fo:font-size="12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Машинный перевод <text:line-break/>3. Статистический машинный перевод <text:line-break/>3.1. Главная формула перевода <text:line-break/>В основе статистического перевода лежат разработки американского математика Клода Шеннона, которые он вел в совершенно другой области. Он придумал математический аппарат, который позволял дешифровать полученный на выходе звуковой поток и выделять из шума исходный сигнал. <text:line-break/>Если у нас есть предложение B исходном языке, то задача машинного сводится к поиску в конечном языке такого предложения у, которое с наибольшей вероятностью является переводом предложения х. Иными словами, нас интересует условная вероятность — вероятность предложения у при наличии предложения х. Она записывается как р(у|»). <text:line-break/>Формула с помощью теоремы Байеса: arg max⁡p(├ y┤|x)=arg⁡max (p(y)×p(├ x┤|y))/p(x) <text:line-break/>3.2. Модель языка и цели Маркова <text:line-break/>Модель языка определяет вероятности появления того или иного предложения. Компьютер гоже может запомнить, насколько вероятно появление того или иного предложения в языке. Для этого ему надо «набраться языкозого опыта» — посмотреть, какие предложения и словосочетания встречаются B языке. Чем больше текстов он «посмотрит», тем лучше сможет предсказать вероятность появления какого-либо предложения. Причем. B идеале эта вероятность никогда не должна равняться нулю. Модель языка или языковая модель (languiage mode)) — это способ вычислять вероятность для всех теоретически возможных предложений языка. Эти способы могут быть разными, поэтому и модели языка сущест- вуют разные, Чтобы построить модель языка, машине нужен корпус большой набор текстов. Предложения в языке — это цепочки слов из множества v. В конце предложения для технических нужд необходим символ, обозначающий конец предложения. В письменных текстах это обычно точка. Но для машины лучше использовать какое-то другое обозначение. <text:line-break/>Цепи Маркова статистические модели, ПОЗВОЛЯЮЩИЕ сильно упростить вычисление условной вероятности. <text:line-break/>Цепь Маркова первого порядка самая грубая и самая простая. Она учитывает только одно предыдушее событие. Вероятность предложения на основе Марковской цепи первого порядка можно посчитать как вероятность первого слова, умноженную на вероятность второго слова при условии наличия первого слова, помноженную на вероятность третьего слова при условии наличия второго слова, и так далее, до вероятности последнего слова при наличии предпоследнего слова. <text:line-break/>Цепь Маркого второго порядка чуть сложнее. При вычислении условной вероятности она учитывает не одно, а два предыдущих события. <text:line-break/>Возможны также цепи Маркова более высоких порядков, а также цепи для изменяющихся событий, но в основе моделей компьютерной обработки языка лежат обычно цепи первого и второго порядка. <text:line-break/>3.3 Оценка максимального правдоподобия <text:line-break/>Сочетание из трех идущих подряд слов называют триграммой (frigram), а основанные на них модели — триграммными языковыми моделями (trigram language models). </text:span><text:soft-page-break/><text:span text:style-name="T2">Триграммная языковая модель включает в себя набор СЛоВ v и набор параметров q (с |а, b), определенных для каждой возможной триграммы из v, а также для сочетаний слов в начале и в конце предложения Параметр q (с а, b) означает вероятность появления слова с при усло- вии появления предшествующих слов а и b. Итак, триграммная модель языка включает в себя конечный набор слов у и набор параметров q (с а, b), определенных для каждой возможной триграммы из этого набора, а также для сочетаний в конце и в начале предложения. Каждый параметр q (с |а, b) соответствует вероятности по- явления слова с после биграммы аb. И тогда вероятность появления пред- ложения х, х2, ... х вычисляется как произведение условных вероятно- стей для каждого слова этого предложения, включая конечный символ SТОР Это можно записать с помошью формулы: P(x1,x2,x3,…,xn)=q(x1│*,*)q(x2┤|*,x1)q(x3| x1,x2)…(q(xn┤| xn-2,xn-1) <text:line-break/>Существует много разных путей для параметров. Наиболее естественный способ называется оценкой максимального правдоподобия. Способ оценки условной вероятности, который бы давал бы ненулевые значения даже в тех случаях, когда необходимые нам биграммы и триграммы в корпусе не встречаются делается с помощью различных методов сглаживания, которые позволяют присваивать крошечные ненулевые вероятности для сочетаний, которые не встретились в корпусе.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pple-system, BlinkMacSystemFont, 'Apple Color Emoji', 'Segoe UI', Oxygen, Ubuntu, Cantarell, 'Fira Sans', 'Droid Sans', 'Helvetica Neue',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15T16:22:45.789000000</meta:creation-date>
    <dc:date>2024-05-15T16:23:56.740000000</dc:date>
    <meta:editing-duration>PT1M11S</meta:editing-duration>
    <meta:editing-cycles>1</meta:editing-cycles>
    <meta:document-statistic meta:table-count="0" meta:image-count="0" meta:object-count="0" meta:page-count="2" meta:paragraph-count="1" meta:word-count="572" meta:character-count="4208" meta:non-whitespace-character-count="3617"/>
    <meta:generator>LibreOffice/7.5.4.2$Windows_X86_64 LibreOffice_project/36ccfdc35048b057fd9854c757a8b67ec53977b6</meta:generator>
  </office:meta>
</office:document-meta>
</file>